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caf7b" officeooo:paragraph-rsid="000caf7b"/>
    </style:style>
    <style:style style:name="P2" style:family="paragraph" style:parent-style-name="Standard" style:list-style-name="L1">
      <style:text-properties officeooo:rsid="000caf7b" officeooo:paragraph-rsid="000caf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tion needed for pediatric sepsis algorithm.</text:p>
      <text:list xml:id="list867885536" text:style-name="L1">
        <text:list-item>
          <text:p text:style-name="P2">Body Temperature</text:p>
        </text:list-item>
        <text:list-item>
          <text:p text:style-name="P2">White Blood Cell count (WBC)</text:p>
        </text:list-item>
        <text:list-item>
          <text:p text:style-name="P2">Heart Rate</text:p>
        </text:list-item>
        <text:list-item>
          <text:p text:style-name="P2">Respiratory Rate</text:p>
        </text:list-item>
        <text:list-item>
          <text:p text:style-name="P2">Systolic Blood Pressure</text:p>
        </text:list-item>
        <text:list-item>
          <text:p text:style-name="P2">Hematologic dysfunction (Boolean)</text:p>
        </text:list-item>
        <text:list-item>
          <text:p text:style-name="P2">Bilirubin count</text:p>
        </text:list-item>
        <text:list-item>
          <text:p text:style-name="P2">Alanine transaminase level</text:p>
        </text:list-item>
        <text:list-item>
          <text:p text:style-name="P2">Creatinine measurement</text:p>
        </text:list-item>
        <text:list-item>
          <text:p text:style-name="P2">Neurolgic Dysfunction (Boolean)</text:p>
        </text:list-item>
        <text:list-item>
          <text:p text:style-name="P2">Respiratory Dysfunction (Boolea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0:49:13.177014644</meta:creation-date>
    <dc:date>2018-11-19T10:55:50.157478374</dc:date>
    <meta:editing-duration>PT6M38S</meta:editing-duration>
    <meta:editing-cycles>1</meta:editing-cycles>
    <meta:document-statistic meta:table-count="0" meta:image-count="0" meta:object-count="0" meta:page-count="1" meta:paragraph-count="12" meta:word-count="47" meta:character-count="314" meta:non-whitespace-character-count="290"/>
    <meta:generator>LibreOffice/6.0.4.2$Linux_X86_64 LibreOffice_project/00m0$Build-2</meta:generator>
  </office:meta>
</office:document-meta>
</file>